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22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18"/>
        <table:table-column table:style-name="co3" table:number-columns-repeated="3" table:default-cell-style-name="ce11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table:style-name="ce18"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All in All You’re Just ’Nother ₧ in the Wall</text:p>
          </table:table-cell>
          <table:table-cell table:style-name="ce18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18"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Thru the Sharp Hawthorn Blow the Wi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ace, I Believe In</text:p>
          </table:table-cell>
          <table:table-cell table:style-name="ce12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3" office:value-type="string" calcext:value-type="string">
            <text:p>An Orange Clock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22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Default" office:value-type="string" calcext:value-type="string">
            <text:p>Traffic</text:p>
          </table:table-cell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17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ce17" office:value-type="string" calcext:value-type="string">
            <text:p>Hier Kommt die Sonn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table:style-name="Default"/>
          <table:table-cell office:value-type="string" calcext:value-type="string">
            <text:p>Crying Lightning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17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 office:value-type="string" calcext:value-type="string">
            <text:p>Life’s a Beach &amp; Then You Die</text:p>
          </table:table-cell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Not Much Room @ the Hotel Rhode Island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/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/>
          <table:table-cell office:value-type="string" calcext:value-type="string">
            <text:p>Warm Up</text:p>
          </table:table-cell>
          <table:table-cell table:style-name="ce17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3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13:12:50.409233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6-05T18:02:21.300917791</dc:date>
    <meta:editing-duration>P17DT17H2M54S</meta:editing-duration>
    <meta:editing-cycles>365</meta:editing-cycles>
    <meta:generator>LibreOffice/6.4.7.2$Linux_X86_64 LibreOffice_project/40$Build-2</meta:generator>
    <meta:document-statistic meta:table-count="2" meta:cell-count="223" meta:object-count="0"/>
  </office:meta>
</office:document-meta>
</file>